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4f87" officeooo:paragraph-rsid="00184f87"/>
    </style:style>
    <style:style style:name="T1"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13</text:p>
      <text:p text:style-name="P1"/>
      <text:p text:style-name="P1">dans le cadre de ma formation AI engineer d'Openclassrooms je dois réaliser le projet ci-dessous sans me donner pour le moment une piste pour un workflow peux tu m'estimer le temps nécessaire en heures pour réaliser ce projet qui doit déboucher sur un notebook jupyter lab et une soutenance orale ? peux tu m'expliquer dans une optique de recherche d'emploi la valeur de ce projet et me donner avec justificaitons le niveau de difficulté de ce projet ?</text:p>
      <text:p text:style-name="P1"/>
      <text:p text:style-name="P1">Mettez en place des Agents IA</text:p>
      <text:p text:style-name="P1">Mettez en place un pipeline IA pour analyser les données industrielles en temps réel.</text:p>
      <text:p text:style-name="P1">Compétences cibles</text:p>
      <text:p text:style-name="P1">Identifier ou créer un modèle d’apprentissage adapté aux contraintes et besoins métiers</text:p>
      <text:p text:style-name="P1">Mettre en place un pipeline de données automatisé et adapté au besoin</text:p>
      <text:p text:style-name="P1">Modéliser une infrastructure compatible avec le SI</text:p>
      <text:p text:style-name="P1"/>
      <text:p text:style-name="P1"><text:a xlink:type="simple" xlink:href="https://chatgpt.com/c/6988616d-8cf4-8331-8562-4197812d6889" text:style-name="Internet_20_link" text:visited-style-name="Visited_20_Internet_20_Link"><text:span text:style-name="T1">https://chatgpt.com/c/6988616d-8cf4-8331-8562-4197812d6889</text:span></text:a></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1:08:17.995371747</meta:creation-date>
    <dc:date>2026-02-08T11:27:16.361003702</dc:date>
    <meta:editing-duration>PT7M54S</meta:editing-duration>
    <meta:editing-cycles>4</meta:editing-cycles>
    <meta:generator>LibreOffice/24.2.7.2$Linux_X86_64 LibreOffice_project/420$Build-2</meta:generator>
    <meta:document-statistic meta:table-count="0" meta:image-count="0" meta:object-count="0" meta:page-count="1" meta:paragraph-count="9" meta:word-count="134" meta:character-count="857" meta:non-whitespace-character-count="732"/>
  </office:meta>
</office:document-meta>
</file>